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956" calcext:value-type="float">
            <text:p>106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3448" calcext:value-type="float">
            <text:p>106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632" calcext:value-type="float">
            <text:p>62.9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9344" calcext:value-type="float">
            <text:p>58.7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5696" calcext:value-type="float">
            <text:p>57.7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702</text:p>
          </table:table-cell>
          <table:table-cell office:value-type="string" calcext:value-type="string">
            <text:p>TWDB:1039702</text:p>
          </table:table-cell>
          <table:table-cell office:value-type="string" calcext:value-type="string">
            <text:p>197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